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cm" svg:y1="4.7cm" svg:x2="5cm" svg:y2="26.3cm">
          <text:p/>
        </draw:line>
        <draw:line draw:style-name="gr1" draw:text-style-name="P1" draw:layer="layout" svg:x1="13cm" svg:y1="4.7cm" svg:x2="13.4cm" svg:y2="26.2cm">
          <text:p/>
        </draw:line>
        <draw:line draw:style-name="gr1" draw:text-style-name="P1" draw:layer="layout" svg:x1="5cm" svg:y1="7.5cm" svg:x2="12.9cm" svg:y2="7.5cm">
          <text:p/>
        </draw:line>
        <draw:line draw:style-name="gr1" draw:text-style-name="P1" draw:layer="layout" svg:x1="5.1cm" svg:y1="10cm" svg:x2="12.9cm" svg:y2="9.9cm">
          <text:p/>
        </draw:line>
        <draw:line draw:style-name="gr1" draw:text-style-name="P1" draw:layer="layout" svg:x1="5.1cm" svg:y1="12.4cm" svg:x2="13.1cm" svg:y2="12.4cm">
          <text:p/>
        </draw:line>
        <draw:line draw:style-name="gr1" draw:text-style-name="P1" draw:layer="layout" svg:x1="5cm" svg:y1="15cm" svg:x2="13.3cm" svg:y2="14.9cm">
          <text:p/>
        </draw:line>
        <draw:frame draw:style-name="gr2" draw:text-style-name="P2" draw:layer="layout" svg:width="2.492cm" svg:height="0.962cm" svg:x="15.3cm" svg:y="24.6cm">
          <draw:text-box>
            <text:p>rbp0=0</text:p>
          </draw:text-box>
        </draw:frame>
        <draw:frame draw:style-name="gr3" draw:text-style-name="P2" draw:layer="layout" svg:width="7.666cm" svg:height="2.384cm" svg:x="-0.6cm" svg:y="5.716cm">
          <draw:text-box>
            <text:p>rsp0=0x7fffffffdf38 </text:p>
          </draw:text-box>
        </draw:frame>
        <draw:frame draw:style-name="gr2" draw:text-style-name="P2" draw:layer="layout" svg:width="5.704cm" svg:height="0.962cm" svg:x="-1cm" svg:y="8.438cm">
          <draw:text-box>
            <text:p text:style-name="P3"><text:span text:style-name="T1">rsp1=</text:span>0x7fffffffdf30 </text:p>
          </draw:text-box>
        </draw:frame>
        <draw:frame draw:style-name="gr2" draw:text-style-name="P2" draw:layer="layout" svg:width="5.738cm" svg:height="0.962cm" svg:x="13.8cm" svg:y="8.7cm">
          <draw:text-box>
            <text:p text:style-name="P3"><text:span text:style-name="T1">rbp1=</text:span>0x7fffffffdf30 </text:p>
          </draw:text-box>
        </draw:frame>
        <draw:frame draw:style-name="gr2" draw:text-style-name="P2" draw:layer="layout" svg:width="0.853cm" svg:height="0.962cm" svg:x="8.9cm" svg:y="8.9cm">
          <draw:text-box>
            <text:p>0</text:p>
          </draw:text-box>
        </draw:frame>
        <draw:line draw:style-name="gr1" draw:text-style-name="P1" draw:layer="layout" svg:x1="5cm" svg:y1="22.3cm" svg:x2="13.6cm" svg:y2="22.4cm">
          <text:p/>
        </draw:line>
        <draw:frame draw:style-name="gr2" draw:text-style-name="P2" draw:layer="layout" svg:width="4.253cm" svg:height="0.962cm" svg:x="-0.053cm" svg:y="21.938cm">
          <draw:text-box>
            <text:p>rsp2=rsp1-32</text:p>
          </draw:text-box>
        </draw:frame>
        <draw:frame draw:style-name="gr2" draw:text-style-name="P2" draw:layer="layout" svg:width="2.682cm" svg:height="0.962cm" svg:x="14.3cm" svg:y="14.5cm">
          <draw:text-box>
            <text:p>rbp1-20</text:p>
          </draw:text-box>
        </draw:frame>
        <draw:frame draw:style-name="gr2" draw:text-style-name="P2" draw:layer="layout" svg:width="0.853cm" svg:height="0.962cm" svg:x="9.2cm" svg:y="14.1cm">
          <draw:text-box>
            <text:p>1</text:p>
          </draw:text-box>
        </draw:frame>
        <draw:frame draw:style-name="gr2" draw:text-style-name="P2" draw:layer="layout" svg:width="2.682cm" svg:height="0.962cm" svg:x="14cm" svg:y="11.5cm">
          <draw:text-box>
            <text:p>rbp1-16</text:p>
          </draw:text-box>
        </draw:frame>
        <draw:frame draw:style-name="gr2" draw:text-style-name="P2" draw:layer="layout" svg:width="3.935cm" svg:height="0.962cm" svg:x="8.7cm" svg:y="11.4cm">
          <draw:text-box>
            <text:p>rax=rbp1-20</text:p>
          </draw:text-box>
        </draw:frame>
        <draw:frame draw:style-name="gr2" draw:text-style-name="P2" draw:layer="layout" svg:width="3.935cm" svg:height="0.962cm" svg:x="8.1cm" svg:y="27.8cm">
          <draw:text-box>
            <text:p>rax=rbp1-20</text:p>
          </draw:text-box>
        </draw:frame>
        <draw:frame draw:style-name="gr2" draw:text-style-name="P2" draw:layer="layout" svg:width="2.246cm" svg:height="0.962cm" svg:x="8.4cm" svg:y="29.1cm">
          <draw:text-box>
            <text:p>eax=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9:45:47.572220138</meta:creation-date>
    <dc:date>2020-11-08T20:05:32.144249743</dc:date>
    <meta:editing-duration>PT9M8S</meta:editing-duration>
    <meta:editing-cycles>3</meta:editing-cycles>
    <meta:generator>LibreOffice/6.4.2.2$Linux_X86_64 LibreOffice_project/40$Build-2</meta:generator>
    <meta:document-statistic meta:object-count="19"/>
  </office:meta>
</office:document-meta>
</file>